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4.008cm"/>
    </style:style>
    <style:style style:name="co3" style:family="table-column">
      <style:table-column-properties fo:break-before="auto" style:column-width="5.667cm"/>
    </style:style>
    <style:style style:name="co4" style:family="table-column">
      <style:table-column-properties fo:break-before="auto" style:column-width="3.201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25cm" fo:break-before="auto" style:use-optimal-row-height="false"/>
    </style:style>
    <style:style style:name="ro3" style:family="table-row">
      <style:table-row-properties style:row-height="0.718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ta1" style:family="table" style:master-page-name="PageStyle_5f_Blatt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Blatt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2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43" table:default-cell-style-name="ce3"/>
        <table:table-column table:style-name="co4" table:number-columns-repeated="765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13" table:number-rows-spanned="1">
            <text:p>Tabelle 1</text:p>
          </table:table-cell>
          <table:covered-table-cell table:number-columns-repeated="12" table:style-name="ce4"/>
          <table:table-cell table:number-columns-repeated="1009"/>
        </table:table-row>
        <table:table-row table:style-name="ro2">
          <table:table-cell table:number-columns-repeated="2"/>
          <table:table-cell table:style-name="ce2" table:number-columns-repeated="13"/>
          <table:table-cell/>
          <table:table-cell office:value-type="string" calcext:value-type="string">
            <text:p>theoretische Kurve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Temperatur[°C]</text:p>
          </table:table-cell>
          <table:table-cell table:style-name="ce2" office:value-type="string" calcext:value-type="string">
            <text:p>Temperatur[K]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elta_T </text:p>
          </table:table-cell>
          <table:table-cell table:style-name="ce5" office:value-type="string" calcext:value-type="string">
            <text:p>Delta_t</text:p>
          </table:table-cell>
          <table:table-cell table:style-name="ce5" office:value-type="string" calcext:value-type="string">
            <text:p>C_p</text:p>
          </table:table-cell>
          <table:table-cell table:style-name="ce5" office:value-type="string" calcext:value-type="string">
            <text:p>zugehörigess C_V</text:p>
          </table:table-cell>
          <table:table-cell table:style-name="ce5" office:value-type="string" calcext:value-type="string">
            <text:p>Spielerei</text:p>
          </table:table-cell>
          <table:table-cell table:style-name="ce5" office:value-type="string" calcext:value-type="string">
            <text:p>C_p_Lit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Delta_c_p</text:p>
          </table:table-cell>
          <table:table-cell table:style-name="ce7" office:value-type="string" calcext:value-type="string">
            <text:p>Debye Literaturwert [K]</text:p>
          </table:table-cell>
          <table:table-cell office:value-type="string" calcext:value-type="string">
            <text:p>T/Debye Lit </text:p>
          </table:table-cell>
          <table:table-cell office:value-type="string" calcext:value-type="string">
            <text:p>c_v errechnet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Graphit</text:p>
          </table:table-cell>
          <table:table-cell office:value-type="float" office:value="33.1" calcext:value-type="float">
            <text:p>33,1</text:p>
          </table:table-cell>
          <table:table-cell table:style-name="ce2" table:formula="of:=[.B4]+273" office:value-type="float" office:value="306.1" calcext:value-type="float">
            <text:p>306,1</text:p>
          </table:table-cell>
          <table:table-cell table:style-name="ce6" office:value-type="float" office:value="3.22" calcext:value-type="float">
            <text:p>3,22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32.0789/12.0107)" office:value-type="float" office:value="2.67086014969985" calcext:value-type="float">
            <text:p>2,6708601497</text:p>
          </table:table-cell>
          <table:table-cell table:style-name="ce6" table:formula="of:=(4)"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([.D4]*[.E4]*[.H4])/([.F4]*[.G4])" office:value-type="float" office:value="4.52101544940755" calcext:value-type="float">
            <text:p>4,5210154494</text:p>
          </table:table-cell>
          <table:table-cell table:style-name="ce6" table:formula="of:=[.I4]*8.3144621" office:value-type="float" office:value="37.5898116076136" calcext:value-type="float">
            <text:p>37,5898116076</text:p>
          </table:table-cell>
          <table:table-cell table:style-name="ce6"/>
          <table:table-cell table:style-name="ce6" office:value-type="float" office:value="8.517" calcext:value-type="float">
            <text:p>8,517</text:p>
          </table:table-cell>
          <table:table-cell table:style-name="ce6" table:formula="of:=([.L4]/[.I4])" office:value-type="float" office:value="1.8838688111796" calcext:value-type="float">
            <text:p>1,8838688112</text:p>
          </table:table-cell>
          <table:table-cell table:style-name="ce6" table:formula="of:=(((([.E4]*[.H4])/([.F4]*[.G4]))*0.01)^2)^(1/2)" office:value-type="float" office:value="0.014040420650334" calcext:value-type="float">
            <text:p>0,0140404207</text:p>
          </table:table-cell>
          <table:table-cell table:style-name="ce7" office:value-type="float" office:value="2500950" calcext:value-type="float">
            <text:p>2500950</text:p>
          </table:table-cell>
          <table:table-cell table:formula="of:=[.C4]/[.O$4]" office:value-type="float" office:value="0.00012239349047362" calcext:value-type="float">
            <text:p>0,000122393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-90.5" calcext:value-type="float">
            <text:p>-90,5</text:p>
          </table:table-cell>
          <table:table-cell table:style-name="ce2" table:formula="of:=[.B5]+273" office:value-type="float" office:value="182.5" calcext:value-type="float">
            <text:p>182,5</text:p>
          </table:table-cell>
          <table:table-cell table:style-name="ce6" office:value-type="float" office:value="3.16" calcext:value-type="float">
            <text:p>3,16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32.0789/12.0107)" office:value-type="float" office:value="2.67086014969985" calcext:value-type="float">
            <text:p>2,6708601497</text:p>
          </table:table-cell>
          <table:table-cell table:style-name="ce6" office:value-type="float" office:value="4.6" calcext:value-type="float">
            <text:p>4,6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([.D5]*[.E5]*[.H5])/([.F5]*[.G5])" office:value-type="float" office:value="3.85806341348309" calcext:value-type="float">
            <text:p>3,8580634135</text:p>
          </table:table-cell>
          <table:table-cell table:style-name="ce6" table:formula="of:=[.I5]*8.3144621" office:value-type="float" office:value="32.0777220308018" calcext:value-type="float">
            <text:p>32,0777220308</text:p>
          </table:table-cell>
          <table:table-cell table:style-name="ce6" table:formula="of:=([.I5]*[.M4])" office:value-type="float" office:value="7.26808533621388" calcext:value-type="float">
            <text:p>7,2680853362</text:p>
          </table:table-cell>
          <table:table-cell table:style-name="ce6"/>
          <table:table-cell table:style-name="ce6" table:formula="of:=([.L5]/[.I5])" office:value-type="float" office:value="0" calcext:value-type="float">
            <text:p>0</text:p>
          </table:table-cell>
          <table:table-cell table:style-name="ce6" table:formula="of:=(((([.E5]*[.H5])/([.F5]*[.G5]))*0.01)^2)^(1/2)" office:value-type="float" office:value="0.0122090614350731" calcext:value-type="float">
            <text:p>0,0122090614</text:p>
          </table:table-cell>
          <table:table-cell table:style-name="ce7"/>
          <table:table-cell table:formula="of:=[.C5]/[.O$4]" office:value-type="float" office:value="0.0000729722705371959" calcext:value-type="float">
            <text:p>7,29722705371959E-00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-39.9" calcext:value-type="float">
            <text:p>-39,9</text:p>
          </table:table-cell>
          <table:table-cell table:style-name="ce2" table:formula="of:=[.B6]+273" office:value-type="float" office:value="233.1" calcext:value-type="float">
            <text:p>233,1</text:p>
          </table:table-cell>
          <table:table-cell table:style-name="ce6" office:value-type="float" office:value="3.2" calcext:value-type="float">
            <text:p>3,2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32.0789/12.0107)" office:value-type="float" office:value="2.67086014969985" calcext:value-type="float">
            <text:p>2,6708601497</text:p>
          </table:table-cell>
          <table:table-cell table:style-name="ce6" office:value-type="float" office:value="4.1" calcext:value-type="float">
            <text:p>4,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([.D6]*[.E6]*[.H6])/([.F6]*[.G6])" office:value-type="float" office:value="4.38335083717745" calcext:value-type="float">
            <text:p>4,3833508372</text:p>
          </table:table-cell>
          <table:table-cell table:style-name="ce6" table:formula="of:=[.I6]*8.3144621" office:value-type="float" office:value="36.4452044067152" calcext:value-type="float">
            <text:p>36,4452044067</text:p>
          </table:table-cell>
          <table:table-cell table:style-name="ce6" table:formula="of:=[.I6]*[.M4]" office:value-type="float" office:value="8.25765793061658" calcext:value-type="float">
            <text:p>8,2576579306</text:p>
          </table:table-cell>
          <table:table-cell table:style-name="ce7"/>
          <table:table-cell table:style-name="ce6" table:formula="of:=([.L6]/[.I6])" office:value-type="float" office:value="0" calcext:value-type="float">
            <text:p>0</text:p>
          </table:table-cell>
          <table:table-cell table:style-name="ce6" table:formula="of:=(((([.E6]*[.H6])/([.F6]*[.G6]))*0.01)^2)^(1/2)" office:value-type="float" office:value="0.0136979713661795" calcext:value-type="float">
            <text:p>0,0136979714</text:p>
          </table:table-cell>
          <table:table-cell table:style-name="ce7"/>
          <table:table-cell table:formula="of:=[.C6]/[.O$4]" office:value-type="float" office:value="0.0000932045822587417" calcext:value-type="float">
            <text:p>9,32045822587417E-005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Kupfer</text:p>
          </table:table-cell>
          <table:table-cell office:value-type="float" office:value="35" calcext:value-type="float">
            <text:p>35</text:p>
          </table:table-cell>
          <table:table-cell table:style-name="ce2" table:formula="of:=[.B7]+273" office:value-type="float" office:value="308" calcext:value-type="float">
            <text:p>308</text:p>
          </table:table-cell>
          <table:table-cell table:style-name="ce6" office:value-type="float" office:value="3.72" calcext:value-type="float">
            <text:p>3,72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57.1944/63.546)" office:value-type="float" office:value="0.900047209895194" calcext:value-type="float">
            <text:p>0,9000472099</text:p>
          </table:table-cell>
          <table:table-cell table:style-name="ce6" table:formula="of:=(1.2)" office:value-type="float" office:value="1.2" calcext:value-type="float">
            <text:p>1,2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([.D7]*[.E7]*[.H7])/([.F7]*[.G7])" office:value-type="float" office:value="51.6639566111368" calcext:value-type="float">
            <text:p>51,6639566111</text:p>
          </table:table-cell>
          <table:table-cell table:style-name="ce6" table:formula="of:=[.I7]*8.3144621" office:value-type="float" office:value="429.558009179341" calcext:value-type="float">
            <text:p>429,5580091793</text:p>
          </table:table-cell>
          <table:table-cell table:style-name="ce6"/>
          <table:table-cell table:style-name="ce6" office:value-type="float" office:value="24.47" calcext:value-type="float">
            <text:p>24,47</text:p>
          </table:table-cell>
          <table:table-cell table:style-name="ce6" table:formula="of:=([.L7]/[.I7])" office:value-type="float" office:value="0.473637746798611" calcext:value-type="float">
            <text:p>0,4736377468</text:p>
          </table:table-cell>
          <table:table-cell table:style-name="ce6" table:formula="of:=(((([.E7]*[.H7])/([.F7]*[.G7]))*0.02)^2)^(1/2)" office:value-type="float" office:value="0.277763207586757" calcext:value-type="float">
            <text:p>0,2777632076</text:p>
          </table:table-cell>
          <table:table-cell table:style-name="ce7" office:value-type="float" office:value="345" calcext:value-type="float">
            <text:p>345</text:p>
          </table:table-cell>
          <table:table-cell table:formula="of:=[.C7]/[.O$7]" office:value-type="float" office:value="0.892753623188406" calcext:value-type="float">
            <text:p>0,892753623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-97.4" calcext:value-type="float">
            <text:p>-97,4</text:p>
          </table:table-cell>
          <table:table-cell table:style-name="ce2" table:formula="of:=[.B8]+273" office:value-type="float" office:value="175.6" calcext:value-type="float">
            <text:p>175,6</text:p>
          </table:table-cell>
          <table:table-cell table:style-name="ce6" office:value-type="float" office:value="3.61" calcext:value-type="float">
            <text:p>3,61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57.1944/63.546)" office:value-type="float" office:value="0.900047209895194" calcext:value-type="float">
            <text:p>0,9000472099</text:p>
          </table:table-cell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([.D8]*[.E8]*[.H8])/([.F8]*[.G8])" office:value-type="float" office:value="75.2043884541144" calcext:value-type="float">
            <text:p>75,2043884541</text:p>
          </table:table-cell>
          <table:table-cell table:style-name="ce6" table:formula="of:=[.I8]*8.3144621" office:value-type="float" office:value="625.284037555412" calcext:value-type="float">
            <text:p>625,2840375554</text:p>
          </table:table-cell>
          <table:table-cell table:style-name="ce6" table:formula="of:=[.I8]*[.M7]" office:value-type="float" office:value="35.6196370967742" calcext:value-type="float">
            <text:p>35,6196370968</text:p>
          </table:table-cell>
          <table:table-cell table:style-name="ce7"/>
          <table:table-cell table:style-name="ce6" table:formula="of:=([.L8]/[.I8])" office:value-type="float" office:value="0" calcext:value-type="float">
            <text:p>0</text:p>
          </table:table-cell>
          <table:table-cell table:style-name="ce6" table:formula="of:=(((([.E8]*[.H8])/([.F8]*[.G8]))*0.01)^2)^(1/2)" office:value-type="float" office:value="0.208322405690068" calcext:value-type="float">
            <text:p>0,2083224057</text:p>
          </table:table-cell>
          <table:table-cell table:style-name="ce7"/>
          <table:table-cell table:formula="of:=[.C8]/[.O$7]" office:value-type="float" office:value="0.508985507246377" calcext:value-type="float">
            <text:p>0,508985507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-39.3" calcext:value-type="float">
            <text:p>-39,3</text:p>
          </table:table-cell>
          <table:table-cell table:style-name="ce2" table:formula="of:=[.B9]+273" office:value-type="float" office:value="233.7" calcext:value-type="float">
            <text:p>233,7</text:p>
          </table:table-cell>
          <table:table-cell table:style-name="ce6" office:value-type="float" office:value="3.68" calcext:value-type="float">
            <text:p>3,68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57.1944/63.546)" office:value-type="float" office:value="0.900047209895194" calcext:value-type="float">
            <text:p>0,900047209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([.D9]*[.E9]*[.H9])/([.F9]*[.G9])" office:value-type="float" office:value="61.3301162351559" calcext:value-type="float">
            <text:p>61,3301162352</text:p>
          </table:table-cell>
          <table:table-cell table:style-name="ce6" table:formula="of:=[.I9]*8.3144621" office:value-type="float" office:value="509.926927025798" calcext:value-type="float">
            <text:p>509,9269270258</text:p>
          </table:table-cell>
          <table:table-cell table:style-name="ce6" table:formula="of:=[.I9]*[.M7]" office:value-type="float" office:value="29.0482580645161" calcext:value-type="float">
            <text:p>29,0482580645</text:p>
          </table:table-cell>
          <table:table-cell table:style-name="ce7"/>
          <table:table-cell table:style-name="ce6" table:formula="of:=([.L9]/[.I9])" office:value-type="float" office:value="0" calcext:value-type="float">
            <text:p>0</text:p>
          </table:table-cell>
          <table:table-cell table:style-name="ce6" table:formula="of:=(((([.E9]*[.H9])/([.F9]*[.G9]))*0.01)^2)^(1/2)" office:value-type="float" office:value="0.166657924552054" calcext:value-type="float">
            <text:p>0,1666579246</text:p>
          </table:table-cell>
          <table:table-cell table:style-name="ce7"/>
          <table:table-cell table:formula="of:=[.C9]/[.O$7]" office:value-type="float" office:value="0.677391304347826" calcext:value-type="float">
            <text:p>0,6773913043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Zink</text:p>
          </table:table-cell>
          <table:table-cell office:value-type="float" office:value="34" calcext:value-type="float">
            <text:p>34</text:p>
          </table:table-cell>
          <table:table-cell table:style-name="ce2" table:formula="of:=[.B10]+273" office:value-type="float" office:value="307" calcext:value-type="float">
            <text:p>307</text:p>
          </table:table-cell>
          <table:table-cell table:style-name="ce6" office:value-type="float" office:value="3.61" calcext:value-type="float">
            <text:p>3,61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45.29/65.409)" office:value-type="float" office:value="0.692412359155468" calcext:value-type="float">
            <text:p>0,6924123592</text:p>
          </table:table-cell>
          <table:table-cell table:style-name="ce6" table:formula="of:=(1.4)" office:value-type="float" office:value="1.4" calcext:value-type="float">
            <text:p>1,4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([.D10]*[.E10]*[.H10])/([.F10]*[.G10])" office:value-type="float" office:value="55.8606023089298" calcext:value-type="float">
            <text:p>55,8606023089</text:p>
          </table:table-cell>
          <table:table-cell table:style-name="ce6" table:formula="of:=[.I10]*8.3144621" office:value-type="float" office:value="464.450860780769" calcext:value-type="float">
            <text:p>464,4508607808</text:p>
          </table:table-cell>
          <table:table-cell table:style-name="ce6"/>
          <table:table-cell table:style-name="ce6" office:value-type="float" office:value="25.33" calcext:value-type="float">
            <text:p>25,33</text:p>
          </table:table-cell>
          <table:table-cell table:style-name="ce6" table:formula="of:=([.L10]/[.I10])" office:value-type="float" office:value="0.453450176922829" calcext:value-type="float">
            <text:p>0,4534501769</text:p>
          </table:table-cell>
          <table:table-cell table:style-name="ce6" table:formula="of:=(((([.E10]*[.H10])/([.F10]*[.G10]))*0.02)^2)^(1/2)" office:value-type="float" office:value="0.309477021102104" calcext:value-type="float">
            <text:p>0,3094770211</text:p>
          </table:table-cell>
          <table:table-cell table:style-name="ce7" office:value-type="float" office:value="308" calcext:value-type="float">
            <text:p>308</text:p>
          </table:table-cell>
          <table:table-cell table:formula="of:=[.C10]/[.O$10]" office:value-type="float" office:value="0.996753246753247" calcext:value-type="float">
            <text:p>0,9967532468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-96.6" calcext:value-type="float">
            <text:p>-96,6</text:p>
          </table:table-cell>
          <table:table-cell table:style-name="ce2" table:formula="of:=[.B11]+273" office:value-type="float" office:value="176.4" calcext:value-type="float">
            <text:p>176,4</text:p>
          </table:table-cell>
          <table:table-cell table:style-name="ce6" office:value-type="float" office:value="3.53" calcext:value-type="float">
            <text:p>3,53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45.29/65.409)" office:value-type="float" office:value="0.692412359155468" calcext:value-type="float">
            <text:p>0,6924123592</text:p>
          </table:table-cell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([.D11]*[.E11]*[.H11])/([.F11]*[.G11])" office:value-type="float" office:value="95.5897148929124" calcext:value-type="float">
            <text:p>95,5897148929</text:p>
          </table:table-cell>
          <table:table-cell table:style-name="ce6" table:formula="of:=[.I11]*8.3144621" office:value-type="float" office:value="794.777061626925" calcext:value-type="float">
            <text:p>794,7770616269</text:p>
          </table:table-cell>
          <table:table-cell table:style-name="ce6" table:formula="of:=[.I11]*[.M10]" office:value-type="float" office:value="43.3451731301939" calcext:value-type="float">
            <text:p>43,3451731302</text:p>
          </table:table-cell>
          <table:table-cell table:style-name="ce7"/>
          <table:table-cell table:style-name="ce6" table:formula="of:=([.L11]/[.I11])" office:value-type="float" office:value="0" calcext:value-type="float">
            <text:p>0</text:p>
          </table:table-cell>
          <table:table-cell table:style-name="ce6" table:formula="of:=(((([.E11]*[.H11])/([.F11]*[.G11]))*0.01)^2)^(1/2)" office:value-type="float" office:value="0.270792393464341" calcext:value-type="float">
            <text:p>0,2707923935</text:p>
          </table:table-cell>
          <table:table-cell table:style-name="ce7"/>
          <table:table-cell table:formula="of:=[.C11]/[.O$10]" office:value-type="float" office:value="0.572727272727273" calcext:value-type="float">
            <text:p>0,5727272727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2"/>
          <table:table-cell table:style-name="ce6" office:value-type="float" office:value="3.53" calcext:value-type="float">
            <text:p>3,53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table:formula="of:=(45.29/65.409)" office:value-type="float" office:value="0.692412359155468" calcext:value-type="float">
            <text:p>0,6924123592</text:p>
          </table:table-cell>
          <table:table-cell table:style-name="ce7"/>
          <table:table-cell table:style-name="ce6" office:value-type="float" office:value="20" calcext:value-type="float">
            <text:p>20</text:p>
          </table:table-cell>
          <table:table-cell table:style-name="ce6" table:formula="of:=([.D12]*[.E12]*[.H12])/([.F12]*[.G12])" office:value-type="string" office:string-value="" calcext:value-type="error">
            <text:p>#DIV/0!</text:p>
          </table:table-cell>
          <table:table-cell table:style-name="ce6"/>
          <table:table-cell table:style-name="ce7" table:number-columns-repeated="2"/>
          <table:table-cell table:style-name="ce6" table:formula="of:=([.L12]/[.I12])" office:value-type="string" office:string-value="" calcext:value-type="error">
            <text:p>#DIV/0!</text:p>
          </table:table-cell>
          <table:table-cell table:style-name="ce6" table:formula="of:=(((([.E12]*[.H12])/([.F12]*[.G12]))*0.01)^2)^(1/2)" office:value-type="string" office:string-value="" calcext:value-type="error">
            <text:p>#DIV/0!</text:p>
          </table:table-cell>
          <table:table-cell table:style-name="ce7"/>
          <table:table-cell table:number-columns-repeated="1009"/>
        </table:table-row>
        <table:table-row table:style-name="ro3" table:number-rows-repeated="11">
          <table:table-cell table:number-columns-repeated="2"/>
          <table:table-cell table:style-name="ce2"/>
          <table:table-cell table:style-name="ce7" table:number-columns-repeated="12"/>
          <table:table-cell table:number-columns-repeated="1009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wrap-option="wrap" style:rotation-align="none" style:vertical-align="top"/>
      <style:text-properties style:font-name="Helvetica" fo:font-family="Helvetica" style:font-name-asian="Microsoft YaHei" style:font-family-asian="'Microsoft YaHei'" style:font-family-generic-asian="system" style:font-pitch-asian="variable" style:font-name-complex="Helvetica" style:font-family-complex="Helvetic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1" fo:font-size="12pt" fo:font-style="normal" fo:text-shadow="none" style:text-underline-style="none" fo:font-weight="normal" style:font-size-asian="12pt" style:font-style-asian="normal" style:font-weight-asian="normal" style:font-name-complex="Helvetica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.00.0000</text:date>, <text:time style:data-style-name="N2" text:time-value="20:16:56.77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latt_20_1" style:display-name="PageStyle_Blatt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date>2016-11-08T20:57:34.438000000</dc:date>
    <meta:editing-duration>P0D</meta:editing-duration>
    <meta:editing-cycles>3</meta:editing-cycles>
    <meta:document-statistic meta:table-count="1" meta:cell-count="135" meta:object-count="0"/>
  </office:meta>
</office:document-meta>
</file>